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4A000001C7F4337A9B639EA78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ulka1" style:family="table">
      <style:table-properties style:width="16.249cm" fo:margin-left="0cm" table:align="left"/>
    </style:style>
    <style:style style:name="Tabulka1.A" style:family="table-column">
      <style:table-column-properties style:column-width="8.124cm"/>
    </style:style>
    <style:style style:name="Tabulk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ální">
      <style:paragraph-properties fo:line-height="100%" fo:text-align="justify" style:justify-single-word="false"/>
    </style:style>
    <style:style style:name="P3" style:family="paragraph" style:parent-style-name="Normální">
      <style:paragraph-properties fo:line-height="100%" fo:text-align="justify" style:justify-single-word="false"/>
      <style:text-properties officeooo:paragraph-rsid="001d0a82"/>
    </style:style>
    <style:style style:name="P4" style:family="paragraph" style:parent-style-name="Normální">
      <style:paragraph-properties fo:line-height="100%" fo:text-align="justify" style:justify-single-word="false"/>
      <style:text-properties officeooo:paragraph-rsid="001d9899"/>
    </style:style>
    <style:style style:name="P5" style:family="paragraph" style:parent-style-name="Normální">
      <style:paragraph-properties fo:line-height="100%" fo:text-align="justify" style:justify-single-word="false"/>
      <style:text-properties fo:font-weight="bold" style:font-weight-asian="bold"/>
    </style:style>
    <style:style style:name="P6" style:family="paragraph" style:parent-style-name="Normální">
      <style:paragraph-properties fo:line-height="100%" fo:text-align="justify" style:justify-single-word="false"/>
      <style:text-properties fo:background-color="#00ffff"/>
    </style:style>
    <style:style style:name="P7" style:family="paragraph" style:parent-style-name="Normální">
      <style:paragraph-properties fo:line-height="100%" fo:text-align="justify" style:justify-single-word="false"/>
      <style:text-properties officeooo:rsid="001d9899" officeooo:paragraph-rsid="001d9899"/>
    </style:style>
    <style:style style:name="P8" style:family="paragraph" style:parent-style-name="Odstavec_20_se_20_seznamem">
      <style:paragraph-properties fo:margin-left="1.251cm" fo:margin-right="0cm" fo:line-height="100%" fo:text-align="justify" style:justify-single-word="false" fo:text-indent="0cm" style:auto-text-indent="false">
        <style:tab-stops/>
      </style:paragraph-properties>
    </style:style>
    <style:style style:name="P9" style:family="paragraph" style:parent-style-name="Odstavec_20_se_20_seznamem">
      <style:paragraph-properties fo:margin-left="0cm" fo:margin-right="0cm" fo:line-height="100%" fo:text-indent="0cm" style:auto-text-indent="false"/>
    </style:style>
    <style:style style:name="P10" style:family="paragraph" style:parent-style-name="Odstavec_20_se_20_seznamem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Odstavec_20_se_20_seznamem">
      <style:paragraph-properties fo:margin-left="0.751cm" fo:margin-right="0cm" fo:line-height="100%" fo:text-align="justify" style:justify-single-word="false" fo:text-indent="0cm" style:auto-text-indent="false">
        <style:tab-stops/>
      </style:paragraph-properties>
    </style:style>
    <style:style style:name="P12" style:family="paragraph" style:parent-style-name="Odstavec_20_se_20_seznamem">
      <style:paragraph-properties fo:line-height="100%"/>
      <style:text-properties fo:background-color="#ffff00"/>
    </style:style>
    <style:style style:name="P13" style:family="paragraph" style:parent-style-name="Odstavec_20_se_20_seznamem">
      <style:paragraph-properties fo:line-height="100%"/>
    </style:style>
    <style:style style:name="P14" style:family="paragraph" style:parent-style-name="Odstavec_20_se_20_seznamem">
      <style:paragraph-properties fo:line-height="100%" fo:text-align="justify" style:justify-single-word="false"/>
    </style:style>
    <style:style style:name="P15" style:family="paragraph" style:parent-style-name="Normální" style:master-page-name="MP0">
      <style:paragraph-properties fo:line-height="100%" fo:text-align="justify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P16" style:family="paragraph" style:parent-style-name="Normální">
      <style:paragraph-properties fo:line-height="100%" fo:text-align="justify" style:justify-single-word="false"/>
      <style:text-properties officeooo:rsid="001d9899" officeooo:paragraph-rsid="001d9899"/>
    </style:style>
    <style:style style:name="P17" style:family="paragraph" style:parent-style-name="Odstavec_20_se_20_seznamem" style:list-style-name="L1">
      <style:paragraph-properties fo:margin-left="0.751cm" fo:margin-right="0cm" fo:line-height="100%" fo:text-align="justify" style:justify-single-word="false" fo:text-indent="-0.751cm" style:auto-text-indent="false">
        <style:tab-stops/>
      </style:paragraph-properties>
    </style:style>
    <style:style style:name="P18" style:family="paragraph" style:parent-style-name="Odstavec_20_se_20_seznamem" style:list-style-name="L1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officeooo:rsid="001d0a82" officeooo:paragraph-rsid="001d0a82"/>
    </style:style>
    <style:style style:name="P19" style:family="paragraph" style:parent-style-name="Odstavec_20_se_20_seznamem">
      <style:paragraph-properties fo:margin-left="0.751cm" fo:margin-right="0cm" fo:line-height="100%" fo:text-align="justify" style:justify-single-word="false" fo:text-indent="0cm" style:auto-text-indent="false">
        <style:tab-stops/>
      </style:paragraph-properties>
      <style:text-properties officeooo:rsid="001d0a82" officeooo:paragraph-rsid="001d0a82"/>
    </style:style>
    <style:style style:name="T1" style:family="text">
      <style:text-properties fo:font-size="12pt" style:font-size-asian="12pt" style:language-asian="cs" style:country-asian="CZ" style:font-name-complex="Arial" style:font-size-complex="12pt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1f9f87" style:font-size-asian="10pt" style:font-name-complex="Arial" style:font-size-complex="10pt"/>
    </style:style>
    <style:style style:name="T4" style:family="text">
      <style:text-properties style:font-name="Liberation Sans" fo:font-size="10pt" style:font-size-asian="10pt" style:font-size-complex="10pt"/>
    </style:style>
    <style:style style:name="T5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d0a82" fo:background-color="transparent" loext:char-shading-value="0" style:font-weight-asian="bold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d9899" fo:background-color="transparent" loext:char-shading-value="0"/>
    </style:style>
    <style:style style:name="T12" style:family="text">
      <style:text-properties officeooo:rsid="001d0a8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0a82" style:font-weight-asian="normal" style:font-weight-complex="normal"/>
    </style:style>
    <style:style style:name="T15" style:family="text">
      <style:text-properties officeooo:rsid="001d9899"/>
    </style:style>
    <style:style style:name="T16" style:family="text">
      <style:text-properties officeooo:rsid="001f9f8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HODA O PROVEDENÍ PRÁCE</text:p>
      <text:p text:style-name="P2"/>
      <text:p text:style-name="P2">Toto je dohoda o provedení práce uzavřená mezi smluvními stranami:</text:p>
      <text:p text:style-name="P2"/>
      <text:p text:style-name="P5">Česká pirátská strana,<text:span text:style-name="T13"> </text:span><text:span text:style-name="T14">v zastoupení Pavla Štěpánka</text:span></text:p>
      <text:p text:style-name="P2">se sídlem <text:span text:style-name="T16">Na Moráni 360/3, 128 00 <text:s/>Praha 2</text:span></text:p>
      <text:p text:style-name="P2">IČO: 71339698</text:p>
      <text:p text:style-name="P2">(dále jen „<text:span text:style-name="Standardní_20_písmo_20_odstavce"><text:span text:style-name="T6">zaměstnavatel</text:span></text:span>“)</text:p>
      <text:p text:style-name="P2"/>
      <text:p text:style-name="P2">a</text:p>
      <text:p text:style-name="P2"/>
      <text:p text:style-name="P2"><text:span text:style-name="Standardní_20_písmo_20_odstavce"><text:span text:style-name="T7">Karolína Jandová</text:span></text:span></text:p>
      <text:p text:style-name="P2">trvale bytem <text:s/><text:span text:style-name="T12">Počaply 41, 533 04 <text:s/>Sezemice</text:span></text:p>
      <text:p text:style-name="P3">nar.: <text:span text:style-name="T12">15.3.1993</text:span></text:p>
      <text:p text:style-name="P3">(dále jen „<text:span text:style-name="Standardní_20_písmo_20_odstavce"><text:span text:style-name="T6">zaměstnanec</text:span></text:span>“)</text:p>
      <text:p text:style-name="P8"/>
      <text:p text:style-name="P8"/>
      <text:p text:style-name="P10"><text:span text:style-name="Standardní_20_písmo_20_odstavce"><text:span text:style-name="T9">Smluvní ujednání</text:span></text:span>:</text:p>
      <text:p text:style-name="P8"/>
      <text:list xml:id="list4921597747621399193" text:style-name="L1">
        <text:list-item>
          <text:p text:style-name="P17">Zaměstnanec pro zaměstnavatele provede tuto práci:</text:p>
          <text:p text:style-name="P18">Zajistí zdravotní dozor na festivalu VyOsení, pořádaném v Pardubicích dne 15.9.2018</text:p>
        </text:list-item>
      </text:list>
      <text:p text:style-name="P11"><text:s/>(dále jen „<text:span text:style-name="Standardní_20_písmo_20_odstavce"><text:span text:style-name="T6">práce</text:span></text:span>“),</text:p>
      <text:p text:style-name="P11"/>
      <text:p text:style-name="P11">na tomto místě:</text:p>
      <text:p text:style-name="P19">Automatické Mlýny, Pardubice I</text:p>
      <text:p text:style-name="P11"/>
      <text:list xml:id="list204358592333780" text:continue-numbering="true" text:style-name="L1">
        <text:list-item>
          <text:p text:style-name="P17">Tato dohoda se uzavírá na dobu <text:span text:style-name="T12">určitou od 15.9.2018 12:00 do 15.9.2018 23:59</text:span>. Rozsah práce <text:span text:style-name="T12">je určen na 12 hodin.</text:span></text:p>
        </text:list-item>
      </text:list>
      <text:p text:style-name="P11"/>
      <text:list xml:id="list204358279561077" text:continue-numbering="true" text:style-name="L1">
        <text:list-item>
          <text:p text:style-name="P17">Práce se považuje za řádně dokončenou, pokud odpovídá této dohodě a jejímu účelu. Za řádně a včas dokončenou práci náleží zaměstnanci odměna ve výši <text:span text:style-name="T12">2000 </text:span>Kč (dále jen „<text:span text:style-name="Standardní_20_písmo_20_odstavce"><text:span text:style-name="T6">odměna</text:span></text:span>“). Odměna je splatná do <text:span text:style-name="T12">10 </text:span>dnů ode dne řádného dokončení práce <text:span text:style-name="T12">v hotovosti nebo na účet č. 2001282846/2010</text:span>. Z odměny provede zaměstnavatel srážky podle příslušných právních předpisů.</text:p>
        </text:list-item>
      </text:list>
      <text:p text:style-name="P11"/>
      <text:list xml:id="list204358742816122" text:continue-numbering="true" text:style-name="L1">
        <text:list-item>
          <text:p text:style-name="P17">Zaměstnanec je povinen práci provést osobně. Zaměstnanec prohlašuje, že má veškeré znalosti a schopnosti potřebné pro řádné a včasné provedení práce, a zavazuje se, že práci provede s potřebnou (odbornou) péčí.</text:p>
        </text:list-item>
      </text:list>
      <text:p text:style-name="P6"/>
      <text:list xml:id="list204358689366315" text:continue-numbering="true" text:style-name="L1">
        <text:list-item>
          <text:p text:style-name="P17">Zaměstnavatel může průběžně kontrolovat provádění práce. Pokud některá ze stran zjistí v provádění práce nedostatky, zaměstnanec je neprodleně odstraní, jinak může zaměstnavatel <text:span text:style-name="T15">tuto dohodu vypovědět s okamžitou platností</text:span>.</text:p>
        </text:list-item>
      </text:list>
      <text:p text:style-name="P13"/>
      <text:list xml:id="list204359597374878" text:continue-numbering="true" text:style-name="L1">
        <text:list-item>
          <text:p text:style-name="P17">Zaměstnavatel seznámil zaměstnance s právy a povinnostmi, které pro něj z této dohody a z vnitřních předpisů zaměstnavatele vyplývají, s pracovními podmínkami a podmínkami odměňování, za nichž má práci konat, a s povinnostmi, které zaměstnanci vyplývají ze zvláštních právních předpisů vztahujících se k zadané práci. Zaměstnavatel rovněž zaměstnance seznámil s právními a ostatními předpisy k zajištění bezpečnosti a ochrany zdraví při práci.</text:p>
        </text:list-item>
      </text:list>
      <text:p text:style-name="P9"><text:span text:style-name="Standardní_20_písmo_20_odstavce"><text:span text:style-name="T8"/></text:span></text:p>
      <text:p text:style-name="P12"><text:soft-page-break/></text:p>
      <text:list xml:id="list204358579206470" text:continue-numbering="true" text:style-name="L1">
        <text:list-item>
          <text:p text:style-name="P17">Zaměstnanec je povinen zachovávat mlčenlivost ohledně informací o Povinnost mlčenlivosti zaměstnance trvá i po ukončení této dohody.</text:p>
        </text:list-item>
      </text:list>
      <text:p text:style-name="P13"/>
      <text:list xml:id="list204359201207060" text:continue-numbering="true" text:style-name="L1">
        <text:list-item>
          <text:p text:style-name="P17">Zaměstnanec bere na vědomi, že zaměstnavatel za účelem dodržení zákonných povinností při výkonu personální a mzdové agendy zpracovává a shromažďuje osobní údaje zaměstnance.</text:p>
        </text:list-item>
      </text:list>
      <text:p text:style-name="P11"/>
      <text:list xml:id="list204359876979983" text:continue-numbering="true" text:style-name="L1">
        <text:list-item>
          <text:p text:style-name="P17">Případné spory týkající se této dohody budou primárně řešeny smírnou, mimosoudní cestou.</text:p>
        </text:list-item>
      </text:list>
      <text:p text:style-name="P11"/>
      <text:list xml:id="list204359766388316" text:continue-numbering="true" text:style-name="L1">
        <text:list-item>
          <text:p text:style-name="P17">Tato dohoda je sepsána ve dvou vyhotoveních, z nichž každá strana obdrží po jednom. <text:span text:style-name="Standardní_20_písmo_20_odstavce"><text:span text:style-name="T10">Obě strany souhlasí s tím, že tato dohoda bude v plném rozsahu zveřejněna.</text:span></text:span></text:p>
        </text:list-item>
      </text:list>
      <text:p text:style-name="P13"/>
      <text:p text:style-name="P14"/>
      <text:p text:style-name="P2"/>
      <text:p text:style-name="P2">V __________________ dne ________________</text:p>
      <text:p text:style-name="P2"/>
      <text:p text:style-name="P2"/>
      <table:table table:name="Tabulka1" table:style-name="Tabulka1">
        <table:table-column table:style-name="Tabulka1.A" table:number-columns-repeated="2"/>
        <table:table-row>
          <table:table-cell table:style-name="Tabulka1.A1" office:value-type="string">
            <text:p text:style-name="P2">Zaměstnavatel:</text:p>
            <text:p text:style-name="P2"/>
            <text:p text:style-name="P2"/>
            <text:p text:style-name="P2"/>
            <text:p text:style-name="P2">________________________________</text:p>
            <text:p text:style-name="P2">Česká pirátská strana</text:p>
            <text:p text:style-name="P7">Pavel Štěpánek</text:p>
            <text:p text:style-name="P7">Koordinátor krajského sdružení, organizátor akce</text:p>
          </table:table-cell>
          <table:table-cell table:style-name="Tabulka1.A1" office:value-type="string">
            <text:p text:style-name="P2">Zaměstnanec:</text:p>
            <text:p text:style-name="P2"/>
            <text:p text:style-name="P2"/>
            <text:p text:style-name="P2"/>
            <text:p text:style-name="P2">________________________________</text:p>
            <text:p text:style-name="P4"><text:span text:style-name="Standardní_20_písmo_20_odstavce"><text:span text:style-name="T11">Karolína Jandová</text:span>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ální" style:next-style-name="Normální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Normální" style:family="paragraph">
      <style:paragraph-properties fo:hyphenation-ladder-count="no-limit"/>
      <style:text-properties fo:hyphenate="false"/>
    </style:style>
    <style:style style:name="Odstavec_20_se_20_seznamem" style:display-name="Odstavec se seznamem" style:family="paragraph" style:parent-style-name="Normální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_20_bubliny" style:display-name="Text bubliny" style:family="paragraph" style:parent-style-name="Normální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Normální" style:class="extra">
      <style:paragraph-properties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í" style:class="extra">
      <style:paragraph-properties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ní_20_písmo_20_odstavce" style:display-name="Standardní písmo odstavce" style:family="text"/>
    <style:style style:name="WW_5f_CharLFO1LVL1" style:display-name="WW_CharLFO1LVL1" style:family="text">
      <style:text-properties style:font-name="Cambria" fo:font-family="Cambria" style:font-family-generic="roman" style:font-pitch="variable"/>
    </style:style>
    <style:style style:name="Nadpis_20_1_20_Char" style:display-name="Nadpis 1 Char" style:family="text" style:parent-style-name="Standardní_20_písmo_20_odstavce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WW_5f_CharOUTLINELVL1" style:display-name="WW_CharOUTLINELVL1" style:family="text">
      <style:text-properties style:font-name="Cambria" fo:font-family="Cambria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prefix="ČÁST " style:num-format="1">
        <style:list-level-properties text:min-label-width="0.635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text:style-name="WW_5f_CharLFO1LVL1" style:num-prefix="ČÁST " style:num-format="1">
        <style:list-level-properties text:min-label-width="0.635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language-asian="cs" style:country-asian="CZ" style:font-name-complex="Arial" style:font-size-complex="12pt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1f9f87" style:font-size-asian="10pt" style:font-name-complex="Arial" style:font-size-complex="10pt"/>
    </style:style>
    <style:style style:name="MT4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MT5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48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07cm" fo:margin-left="0cm" fo:margin-right="0cm" fo:margin-bottom="0cm" style:dynamic-spacing="true"/>
      </style:header-style>
      <style:footer-style>
        <style:header-footer-properties fo:min-height="2.0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Obrázek 1" text:anchor-type="paragraph" svg:x="-0.422cm" svg:y="-0.45cm" svg:width="5.666cm" style:rel-width="scale" svg:height="2.348cm" style:rel-height="scale" draw:z-index="1"><draw:image xlink:href="Pictures/100002010000044A000001C7F4337A9B639EA78B.png" xlink:type="simple" xlink:show="embed" xlink:actuate="onLoad"/></draw:frame><text:span text:style-name="Standardní_20_písmo_20_odstavce"><text:span text:style-name="MT1"/></text:span></text:p>
      </style:header>
      <style:footer>
        <text:p text:style-name="MP1"><text:span text:style-name="Standardní_20_písmo_20_odstavce"><text:span text:style-name="MT2">Česká pirátská strana • </text:span></text:span><text:span text:style-name="Standardní_20_písmo_20_odstavce"><text:span text:style-name="MT3">Na Moráni 360/3, 128 00 Praha 2</text:span></text:span><text:span text:style-name="Standardní_20_písmo_20_odstavce"><text:span text:style-name="MT2"> • Doručovat do datové schránky b2i4r6j</text:span></text:span><text:span text:style-name="Standardní_20_písmo_20_odstavce"><text:span text:style-name="MT4"><text:line-break/></text:span></text:span><text:span text:style-name="Standardní_20_písmo_20_odstavce"><text:span text:style-name="MT2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2">http://www.pirati.cz</text:span></text:span></text:a><text:span text:style-name="Standardní_20_písmo_20_odstavce"><text:span text:style-name="MT2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2">info@pirati.cz</text:span></text:span></text:a><text:span text:style-name="Standardní_20_písmo_20_odstavce"><text:span text:style-name="MT2"> • IČO 71339698</text:span></text:span></text:p>
        <text:p text:style-name="MP1"><text:span text:style-name="Standardní_20_písmo_20_odstavce"><text:span text:style-name="MT5">Transparentní účet 2100048174/2010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meta:initial-creator>Filip Hajný;Vladislav Tobias Esner</meta:initial-creator>
    <meta:creation-date>2014-08-30T13:39:00Z</meta:creation-date>
    <dc:date>2018-09-14T20:43:57.393000000</dc:date>
    <meta:editing-cycles>8</meta:editing-cycles>
    <meta:editing-duration>PT6M43S</meta:editing-duration>
    <meta:document-statistic meta:table-count="1" meta:image-count="1" meta:object-count="0" meta:page-count="2" meta:paragraph-count="37" meta:word-count="419" meta:character-count="2896" meta:non-whitespace-character-count="2520"/>
    <meta:template xlink:type="simple" xlink:actuate="onRequest" xlink:title="" xlink:href="../dpp_vzor_upgrade_1.2.odt/Normal"/>
  </office:meta>
</office:document-meta>
</file>